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3.813cm" table:align="left"/>
    </style:style>
    <style:style style:name="Tableau1.A" style:family="table-column">
      <style:table-column-properties style:column-width="23.813cm"/>
    </style:style>
    <style:style style:name="Tableau1.A1" style:family="table-cell">
      <style:table-cell-properties fo:padding="0.097cm" fo:border="0.002cm solid #000000"/>
    </style:style>
    <style:style style:name="P1" style:family="paragraph" style:parent-style-name="Standard">
      <style:text-properties fo:background-color="#ffff99"/>
    </style:style>
    <style:style style:name="P2" style:family="paragraph" style:parent-style-name="Standard">
      <style:text-properties fo:background-color="#ff99ff"/>
    </style:style>
    <style:style style:name="P3" style:family="paragraph" style:parent-style-name="Standard">
      <style:text-properties fo:background-color="#cc66ff"/>
    </style:style>
    <style:style style:name="P4" style:family="paragraph" style:parent-style-name="Standard">
      <style:text-properties fo:color="#ffffff" fo:background-color="#7e0021"/>
    </style:style>
    <style:style style:name="P5" style:family="paragraph" style:parent-style-name="Standard">
      <style:text-properties fo:background-color="#9999ff"/>
    </style:style>
    <style:style style:name="P6" style:family="paragraph" style:parent-style-name="Standard">
      <style:text-properties fo:background-color="#99ffff"/>
    </style:style>
    <style:style style:name="P7" style:family="paragraph" style:parent-style-name="Table_20_Contents">
      <style:text-properties fo:color="#000000" style:font-name="Courier New" fo:font-size="7pt" fo:background-color="transparent" style:font-size-asian="7pt" style:font-size-complex="7pt"/>
    </style:style>
    <style:style style:name="T1" style:family="text">
      <style:text-properties fo:color="#ffffff"/>
    </style:style>
    <style:style style:name="T2" style:family="text">
      <style:text-properties fo:background-color="#ff9999"/>
    </style:style>
    <style:style style:name="T3" style:family="text">
      <style:text-properties fo:background-color="#ffcc00"/>
    </style:style>
    <style:style style:name="T4" style:family="text">
      <style:text-properties fo:background-color="#dddddd"/>
    </style:style>
    <style:style style:name="T5" style:family="text">
      <style:text-properties fo:background-color="#b2b2b2"/>
    </style:style>
    <style:style style:name="T6" style:family="text">
      <style:text-properties fo:background-color="#ff3333"/>
    </style:style>
    <style:style style:name="T7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7">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A<text:span text:style-name="T6">B2C BC2C 812C</text:span><text:span text:style-name="T5"> 822C 832C 842C 846C 836C 826C 826C 822C 826C </text:span><text:span text:style-name="T6">BC6C BB6C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A<text:span text:style-name="T6">B2C BC2C 812C</text:span><text:span text:style-name="T5"> 822C 832C 842C 846C 836C 826C 826C 822C 826C </text:span><text:span text:style-name="T6">BC6C BB6C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A<text:span text:style-name="T6">B2C BC2C 812C</text:span><text:span text:style-name="T5"> 822C 832C 842C 846C 836C 826C 826C 822C 826C </text:span><text:span text:style-name="T6">BC6C BB6C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A<text:span text:style-name="T6">B2C BC2C 812C</text:span><text:span text:style-name="T5"> 822C 832C 842C 846C 836C 826C 826C 822C 826C </text:span><text:span text:style-name="T6">BC6C BB6C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C030 C130 C230 C330 C430 C530 C630 C730 C830 C930 CA30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E030 E130 E230 E330 E430 E530 E630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D030 D130 D230 D330 D430 D530 D630 D730 D830 D930 DA30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F030 F130 F230 F330 F430 F530 F630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6">BB2C BC2C 812C</text:span> <text:span text:style-name="T4">872C 8A2C 8D2C 902C 932C 962C 992C 9C2C 9F2C A22C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6">BB2C BC2C 812C</text:span> <text:span text:style-name="T4">872C 8A2C 8D2C 902C 932C 962C 992C 9C2C 9F2C A22C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6">BB2C BC2C 812C</text:span> <text:span text:style-name="T4">872C 8A2C 8D2C 902C 932C 962C 992C 9C2C 9F2C A22C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6">BB2C BC2C 812C</text:span> <text:span text:style-name="T4">872C 8A2C 8D2C 902C 932C 962C 992C 9C2C 9F2C A22C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6">BB2C BC2C 812C</text:span> <text:span text:style-name="T4">872C 8A2C 8D2C 902C 932C 962C 992C 9C2C 9F2C A22C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6">BB2C BC2C 812C</text:span> <text:span text:style-name="T4">872C 8A2C 8D2C 902C 932C 962C 992C 9C2C 9F2C A22C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6">BB2C BC2C 812C</text:span> <text:span text:style-name="T4">872C 8A2C 8D2C 902C 932C 962C 992C 9C2C 9F2C A22C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E730 E830 E930 EA30 EB30 EC30 ED30 EE30 EF30 0031 0131 <text:span text:style-name="T1">4F00</text:span> <text:span text:style-name="T1">4F00</text:span> <text:span text:style-name="T1">4F00</text:span> <text:span text:style-name="T1">4F00</text:span> <text:span text:style-name="T1">4F00</text:span> 0231 0331 0431 0531 0631 0731 0831 0931 0A31 0B31 0C31 <text:span text:style-name="T1">4F00</text:span> <text:span text:style-name="T1">4F00</text:span> <text:span text:style-name="T1">4F00</text:span> <text:span text:style-name="T1">4F00</text:span> <text:span text:style-name="T1">4F00</text:span> F730 F830 F930 FA30 FB30 FC30 FD30 FE30 FF30 1031 1131 <text:span text:style-name="T1">4F00</text:span> <text:span text:style-name="T1">4F00</text:span> <text:span text:style-name="T1">4F00</text:span> <text:span text:style-name="T1">4F00</text:span> <text:span text:style-name="T1">4F00</text:span> 1231 1331 1431 1531 1631 1731 1831 1931 1A31 1B31 1C31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6">BB2C BC2C 812C</text:span><text:span text:style-name="T5"> 822C 832C 842C 846C 836C 826C 826C 822C 826C </text:span><text:span text:style-name="T6">BC6C BB6C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6">BB2C BC2C 812C</text:span><text:span text:style-name="T5"> 822C 832C 842C 846C 836C 826C 826C 822C 826C </text:span><text:span text:style-name="T6">BC6C BB6C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6">BB2C BC2C 812C</text:span><text:span text:style-name="T5"> 822C 832C 842C 846C 836C 826C 826C 822C 826C </text:span><text:span text:style-name="T6">BC6C BB6C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6">BB2C BC2C 812C</text:span><text:span text:style-name="T5"> 822C 832C 842C 846C 836C 826C 826C 822C 826C </text:span><text:span text:style-name="T6">BC6C BB6C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6">BB2C BC2C 812C</text:span><text:span text:style-name="T5"> 822C 832C 842C 846C 836C 826C 826C 822C 826C </text:span><text:span text:style-name="T6">BC6C BB6C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CB30 CC30 CD30 CE30 CF30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6">BB2C BC2C 812C</text:span><text:span text:style-name="T5"> 822C 832C 842C 846C 836C 826C 826C 822C 826C </text:span><text:span text:style-name="T6">BC6C BB6C</text:span> <text:span text:style-name="T1">4F00</text:span> <text:span text:style-name="T1">4F00</text:span> <text:span text:style-name="T1">4F00</text:span> DB30 DC30 DD30 DE30 DF30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6">BB2C BC2C 812C</text:span><text:span text:style-name="T5"> 822C 832C 842C 846C 836C 826C 826C 822C 826C </text:span><text:span text:style-name="T6">BC6C BB6C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 <text:span text:style-name="T1">4F00</text:span></text:p>
          </table:table-cell>
        </table:table-row>
      </table:table>
      <text:p text:style-name="Standard"/>
      <text:p text:style-name="P1">Objectif:</text:p>
      <text:p text:style-name="Standard"/>
      <text:p text:style-name="Standard"><text:span text:style-name="T3">Capt.</text:span> <text:span text:style-name="T2">/ </text:span><text:span text:style-name="T3">Vict.</text:span> <text:span text:style-name="T2">( / )</text:span></text:p>
      <text:p text:style-name="Standard"/>
      <text:p text:style-name="P2">Tour</text:p>
      <text:p text:style-name="P3"><text:soft-page-break/>Fonds</text:p>
      <text:p text:style-name="P4">Ecus</text:p>
      <text:p text:style-name="Standard"/>
      <text:p text:style-name="P5">Factions</text:p>
      <text:p text:style-name="P6">Commandant</text:p>
      <text:p text:style-name="Standard"/>
      <text:p text:style-name="Standard">21-24?=Blanc</text:p>
      <text:p text:style-name="Standard"/>
      <text:p text:style-name="Standard">25-28?=Marron</text:p>
      <text:p text:style-name="Standard"/>
      <text:p text:style-name="Standard">29-C?=Bleu</text:p>
      <text:p text:style-name="Standard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acis Miacidae</meta:initial-creator>
    <meta:creation-date>2019-10-23T16:12:49.37</meta:creation-date>
    <dc:date>2019-12-12T19:02:11.16</dc:date>
    <dc:creator>Miacis Miacidae</dc:creator>
    <meta:editing-duration>PT8H40M33S</meta:editing-duration>
    <meta:editing-cycles>24</meta:editing-cycles>
    <meta:generator>OpenOffice/4.1.6$Win32 OpenOffice.org_project/416m1$Build-9790</meta:generator>
    <meta:document-statistic meta:table-count="1" meta:image-count="0" meta:object-count="0" meta:page-count="2" meta:paragraph-count="11" meta:word-count="1551" meta:character-count="7773"/>
  </office:meta>
</office:document-meta>
</file>